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// VEHICLE TRACKING MANAGEMENT SYSTEM - COMPLE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Version: 2.2 | Date: March 202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Features: PKR Invoices, Payment Ledger, Heatmaps, Audit Trail, Vehicle Categor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CONFIGU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ONFIG =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X_RATE: 0.195, // 19.5% Pakistani Sales Ta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_PREFIX: "CT"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RRENCY: "PKR "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ANY_NAME: "Connectia Technologies Pvt Ltd"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_TERMS_DAYS: 2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_CATEGORIES: ['Sedan', 'SUV', 'Hatchback', 'Truck', 'Bus', 'Motorcycle', 'Van', 'Pickup', 'Trailer', 'Other'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_NAMES: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S: "Clients"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S: "Vehicles"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S: "Invoices"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_DETAILS: "Invoice Details"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S: "Payments"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MMARY_12MONTH: "12_Month_Summary"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UDIT_TRAIL: "Audit_Trail"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ANY_CONFIG: "Company_Config"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SHBOARD: "Dashboard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1. MAIN MENU &amp; INITIALIZ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onOpen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ui = SpreadsheetApp.getUi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menu = ui.createMenu('🚗 Vehicle Tracking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Invoice Managem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nu.addItem('🧾 Generate New Invoice', 'generateNewInvoiceDialog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Separator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Payment Managem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nu.addItem('💰 Record Payment', 'showPaymentDialog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Item('📊 View Client Ledger', 'showClientLedger') <text:s/>// Added Client Ledg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Separator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Printing &amp; Expo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nu.addItem('🖨️ Print Selected Invoice', 'printSelectedInvoice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Item('📄 Export to PDF', 'exportSelectedToPDF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Item('📧 Email Invoice', 'emailSelectedInvoice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Separator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Reports &amp; Analytic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nu.addItem('📈 Update Heatmap', 'updateHeatmapData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Separator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System Tool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nu.addItem('⚙️ System Setup', 'runSystemSetup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Item('🔄 Refresh All Data', 'refreshAllData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Item('🎨 Customize Templates', 'customizeInvoiceTemplate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ToUi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Add Setup men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CustomMenu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refreshAllData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dateHeatmapData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dateDashboard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Active().toast('✅ All data refreshed successfully!', 'Success', 5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2. INVOICE MANAGEMENT SYSTEM WITH CATEGOR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nerateNewInvoiceDialog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tml = HtmlService.createHtmlOutput(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!DOCTYPE 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ase target="_to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dy { font-family: Arial, sans-serif; padding: 20px; background: #f8fafc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ontainer { max-width: 700px; margin: 0 auto; background: white; padding: 25px; border-radius: 10px; box-shadow: 0 2px 10px rgba(0,0,0,0.1)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2 { color: #1e40af; text-align: center; margin-bottom: 25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form-group { margin-bottom: 2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 { display: block; margin-bottom: 8px; font-weight: 600; color: #374151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put, select, textarea { width: 100%; padding: 10px; border: 1px solid #d1d5db; border-radius: 6px; font-size: 14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put:focus, select:focus { outline: none; border-color: #3b82f6; box-shadow: 0 0 0 3px rgba(59, 130, 246, 0.1)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group { display: flex; gap: 10px; margin-top: 25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 { flex: 1; padding: 12px; border: none; border-radius: 6px; font-weight: 600; cursor: pointer; font-size: 14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primary { background: #2563eb; color: white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primary:hover { background: #1d4ed8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secondary { background: #6b7280; color: white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secondary:hover { background: #4b5563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invoice-preview { background: #f9fafb; padding: 15px; border-radius: 6px; margin-top: 15px; font-size: 13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loading { text-align: center; padding: 20px; color: #6b7280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ategory-header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#374151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whi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10px 1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10px 0 5px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weight: bol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play: fle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ustify-content: space-betwee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ign-items: ce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vehicle-item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5px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whi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1px solid #e5e7eb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nsition: all 0.2s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vehicle-item:hover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#f9fafb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color: #d1d5db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ategory-controls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play: fle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p: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15px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#f0f9ff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6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ategory-summar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#f3f4f6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12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10px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left: 4px solid #3b82f6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3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ontrol-bt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8px 1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non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rsor: poi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weight: 60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3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lect-all-btn { background: #3b82f6; color: white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deselect-btn { background: #6b7280; color: white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ategory-checkbox { margin-right: 1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ategory-toggl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non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non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whi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rsor: poi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5px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3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ategory-toggle:hover { background: rgba(255,255,255,0.1)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container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2&gt;🧾 Generate New Invoice&lt;/h2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invoiceNo"&gt;Invoice Number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input type="text" id="invoiceNo" value="${getNextInvoiceNumber()}" readonly style="background:#f3f4f6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mall style="color:#6b7280; font-size: 12px;"&gt;Auto-generated. Edit if needed.&lt;/smal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clientId"&gt;Select Client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elect id="clientId" onchange="loadClientVehicles()" require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"&gt;-- Select Client --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${getClientsAsHTMLOptions()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elec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id="clientVehicles" class="form-group" style="display:none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&gt;Select Vehicles (Grouped by Category):&lt;/label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category-controls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utton type="button" class="control-btn select-all-btn" onclick="selectAllVehicles()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✓ Select All Vehicl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butt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utton type="button" class="control-btn deselect-btn" onclick="deselectAllVehicles()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✗ Deselect A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butt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flex: 1;"&gt;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style="display: flex; align-items: center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input type="checkbox" id="groupByCategory" checked onchange="toggleGrouping()" style="margin-right: 8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 style="font-size: 13px;"&gt;Group by category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id="vehiclesList" style="max-height: 400px; overflow-y: auto; border: 1px solid #d1d5db; border-radius: 6px; padding: 15px;"&gt;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monthBilled"&gt;Billing Month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elect id="monthBilled" require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January BILL"&gt;January BILL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February BILL"&gt;February BILL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March BILL"&gt;March BILL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April BILL"&gt;April BILL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May BILL"&gt;May BILL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June BILL"&gt;June BILL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July BILL"&gt;July BILL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August BILL"&gt;August BILL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September BILL"&gt;September BILL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October BILL"&gt;October BILL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November BILL"&gt;November BILL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December BILL"&gt;December BILL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elec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invoiceDate"&gt;Invoice Date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input type="date" id="invoiceDate" value="${Utilities.formatDate(new Date(), 'GMT+5', 'yyyy-MM-dd')}" require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invoiceType"&gt;Invoice Format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elect id="invoiceType" onchange="updatePreview()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detailed"&gt;Detailed (Show all vehicles)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grouped"&gt;Grouped by Category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summary"&gt;Category Summary Only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elec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mall style="color:#6b7280; font-size: 12px;"&gt;Choose how vehicles appear on invoice&lt;/smal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id="invoicePreview" class="invoice-preview" style="display:none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trong&gt;Invoice Preview:&lt;/strong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id="previewContent"&gt;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btn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utton class="btn btn-secondary" onclick="closeDialog()"&gt;Cancel&lt;/butt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utton class="btn btn-primary" onclick="generateInvoice()" id="generateBtn"&gt;Generate Invoice&lt;/butt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scrip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groupByCategory = tr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selectedVehiclesByCategory = {}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loadClientVehicles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Id = document.getElementById('clientId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clientVehicles').style.display = 'none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cument.getElementById('vehiclesList').innerHTML = '&lt;div class="loading"&gt;Loading vehicles...&lt;/div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clientVehicles').style.display = 'block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oogle.script.run.withSuccessHandler(displayVehicles).getClientVehiclesWithCategories(client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displayVehicles(vehicles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ontainer = document.getElementById('vehiclesList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vehicles.length ===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tainer.innerHTML = '&lt;div style="color:#dc2626; padding:20px; text-align:center;"&gt;No active vehicles found for this client.&lt;/div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Group vehicles by categ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ies = {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s.forEach(vehicle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 = vehicle.category || 'Uncategorized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categories[category]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ies[category]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ies[category].push(vehicl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html = '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Display by category if grouping is enabl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groupByCategory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bject.keys(categories).sort().forEach(category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Vehicles = categories[category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Total = categoryVehicles.reduce((sum, v) =&gt; sum + v.monthlyRate, 0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Id = category.replace(/[^a-zA-Z0-9]/g, '_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category-header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style="display: flex; align-items: center; color: white; cursor: pointer; flex: 1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input type="checkbox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ass="category-select-all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-category="\${categoryId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change="toggleCategorySelection('\${categoryId}', '\${category}')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yle="margin-right: 10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${category} (\${categoryVehicles.length} vehicle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\${formatPKR(categoryTotal)}/month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utton class="category-toggle" onclick="toggleCategoryVisibility('\${categoryId}')"&gt;▼&lt;/butt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id="category_\${categoryId}" class="category-vehicles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ategoryVehicles.forEach(vehicle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createVehicleItemHTML(vehicle, category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Add category summa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Tax = categoryTotal * ${CONFIG.TAX_RATE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category-summary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display: flex; justify-content: space-between; margin-bottom: 5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&lt;strong&gt;\${category} Summary:&lt;/strong&gt;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&lt;strong&gt;\${formatPKR(categoryTotal)}&lt;/strong&gt;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display: flex; justify-content: space-between; font-size: 12px; color: #6b7280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\${categoryVehicles.length} vehicles × avg \${formatPKR(categoryTotal / categoryVehicles.length)}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Tax: \${formatPKR(categoryTax)}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\`&lt;/div&gt;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Display all vehicles without group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s.forEach(vehicle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createVehicleItemHTML(vehicle, 'all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tainer.innerHTML = htm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datePreview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createVehicleItemHTML(vehicle, category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vehicle-item" data-category="\${categoryId}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style="display: flex; align-items: center; cursor: pointer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input type="checkbox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ass="vehicle-checkbox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-category-id="\${categoryId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-category="\${vehicle.category || 'Uncategorized'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lue="\${vehicle.vehicleId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-rate="\${vehicle.monthlyRate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-reg="\${vehicle.registrationNo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-name="\${vehicle.vehicleName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yle="margin-right: 10px;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change="updatePreview()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ecke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flex: 1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font-weight: 600;"&gt;\${vehicle.registrationNo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font-size: 12px; color: #6b7280;"&gt;\${vehicle.vehicleName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${vehicle.category ? '&lt;div style="font-size: 11px; color: #3b82f6; margin-top: 2px;"&gt;' + vehicle.category + '&lt;/div&gt;' : ''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text-align: right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color: #059669; font-weight: 600;"&gt;\${formatPKR(vehicle.monthlyRate)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font-size: 11px; color: #6b7280;"&gt;per month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toggleCategorySelection(categoryId, categoryName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heckboxes = document.querySelectorAll(\`.vehicle-checkbox[data-category-id="\${categoryId}"]\`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Checkbox = document.querySelector(\`.category-select-all[data-category="\${categoryId}"]\`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allChecked = Array.from(checkboxes).every(cb =&gt; cb.checked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Toggle all vehicles in this categ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eckboxes.forEach(cb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b.checked = !allChecke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b.dispatchEvent(new Event('change'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pdatePreview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toggleCategoryVisibility(category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Div = document.getElementById(\`category_\${categoryId}\`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toggleBtn = categoryDiv.previousElementSibling.querySelector('.category-toggle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categoryDiv.style.display === 'none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Div.style.display = 'block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ggleBtn.textContent = '▼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Div.style.display = 'none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ggleBtn.textContent = '▶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toggleGrouping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oupByCategory = document.getElementById('groupByCategory').checke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document.getElementById('clientId').value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adClientVehicl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electAllVehicles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querySelectorAll('.vehicle-checkbox').forEach(cb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b.checked = tr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querySelectorAll('.category-select-all').forEach(cb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b.checked = tr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datePreview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deselectAllVehicles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querySelectorAll('.vehicle-checkbox').forEach(cb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b.checked = fals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querySelectorAll('.category-select-all').forEach(cb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b.checked = fals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datePreview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updatePreview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heckboxes = document.querySelectorAll('.vehicle-checkbox:checked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checkboxes.length ===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invoicePreview').style.display = 'none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Group selected vehicles by categ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ies = {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subtotal = 0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heckboxes.forEach(cb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ate = parseFloat(cb.dataset.rat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 = cb.dataset.category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categories[category]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ies[category] = { count: 0, total: 0, vehicles: [] 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ategories[category].count++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ies[category].total += ra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ies[category].vehicles.push(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g: cb.dataset.reg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me: cb.dataset.nam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te: r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btotal += ra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totalTax = subtotal * ${CONFIG.TAX_RATE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grandTotal = subtotal + totalTa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Type = document.getElementById('invoiceType').value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previewHTML =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margin-top: 8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display: flex; justify-content: space-between; margin-bottom: 5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Total Vehicles: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&lt;strong&gt;\${checkboxes.length}&lt;/strong&gt;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display: flex; justify-content: space-between; margin-bottom: 5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Categories: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&lt;strong&gt;\${Object.keys(categories).length}&lt;/strong&gt;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display: flex; justify-content: space-between; margin-bottom: 5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Subtotal: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\${formatPKR(subtotal)}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display: flex; justify-content: space-between; margin-bottom: 5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Tax (${(CONFIG.TAX_RATE * 100).toFixed(1)}%):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\${formatPKR(totalTax)}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display: flex; justify-content: space-between; margin-top: 10px; padding-top: 10px; border-top: 2px solid #e5e7eb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&lt;strong&gt;Grand Total:&lt;/strong&gt;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&lt;strong&gt;\${formatPKR(grandTotal)}&lt;/strong&gt;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Show breakdown based on invoice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nvoiceType !== 'summary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eviewHTML +=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margin-top: 15px; padding-top: 10px; border-top: 1px dashed #e5e7eb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trong&gt;Category Breakdown:&lt;/strong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bject.keys(categories).sort().forEach(category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Data = categories[category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Tax = catData.total * ${CONFIG.TAX_RATE}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reviewHTML +=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margin-top: 8px; padding: 8px; background: #f8fafc; border-radius: 4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display: flex; justify-content: space-between; font-weight: 600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\${category}: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\${catData.count} vehicles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display: flex; justify-content: space-between; font-size: 12px; margin-top: 3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Amount: \${formatPKR(catData.total)}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Tax: \${formatPKR(catTax)}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invoiceType === 'detailed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eviewHTML +=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margin-top: 5px; font-size: 11px; color: #6b7280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${catData.vehicles.map(v =&gt; v.reg).join(', ')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reviewHTML += \`&lt;/div&gt;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reviewHTML += \`&lt;/div&gt;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reviewHTML += \`&lt;/div&gt;\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cument.getElementById('previewContent').innerHTML = previewHTM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invoicePreview').style.display = 'block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nerateInvoice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No = document.getElementById('invoiceNo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Id = document.getElementById('clientId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monthBilled = document.getElementById('monthBilled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Date = document.getElementById('invoiceDate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Type = document.getElementById('invoiceType').value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ert('Please select a client.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selectedVehicles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querySelectorAll('.vehicle-checkbox:checked').forEach(cb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ectedVehicles.push(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Id: cb.valu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gistrationNo: cb.dataset.reg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Name: cb.dataset.nam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: cb.dataset.category || 'Uncategorized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thlyRate: parseFloat(cb.dataset.rate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selectedVehicles.length ===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ert('Please select at least one vehicle.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btn = document.getElementById('generateBtn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tn.innerHTML = 'Generating...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tn.disabled = true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oogle.script.run.withSuccessHandler(handleSucces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withFailureHandler(handleError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reateNewInvoiceWithCategories(invoiceNo, clientId, monthBilled, invoiceDate, selectedVehicles, invoiceTyp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handleSuccess(resul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ert('✅ Invoice generated successfully!\\n\\nInvoice: ' + result.invoiceNo + '\\nClient: ' + result.clientName + '\\nVehicles: ' + result.vehicleCount + '\\nAmount: ' + result.total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ogle.script.host.clos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handleError(error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ert('❌ Error: ' + error.messag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generateBtn').innerHTML = 'Generate Invoice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generateBtn').disabled = fals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formatPKR(amoun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'PKR ' + amount.toLocaleString('en-PK', {minimumFractionDigits: 2, maximumFractionDigits: 2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closeDialog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ogle.script.host.clos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Set default date to tod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addEventListener('DOMContentLoaded', function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today = new Date().toISOString().split('T')[0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invoiceDate').value = today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crip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Width(750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Height(800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SandboxMode(HtmlService.SandboxMode.IFRAME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readsheetApp.getUi().showModalDialog(html, 'Generate New Invoice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tNextInvoiceNumber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heet = ss.getSheetByName(CONFIG.SHEET_NAMES.INVOICE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sheet || sheet.getLastRow() &lt;= 1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CONFIG.INVOICE_PREFIX + "0001"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data = sheet.getRange(2, 1, sheet.getLastRow() - 1, 1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maxNumber = 0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ata.forEach(row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No = row[0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nvoiceNo &amp;&amp; invoiceNo.startsWith(CONFIG.INVOICE_PREFIX)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num = parseInt(invoiceNo.replace(CONFIG.INVOICE_PREFIX, '').replace(/[^0-9]/g, ''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isNaN(num) &amp;&amp; num &gt; maxNumber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Number = num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CONFIG.INVOICE_PREFIX + (maxNumber + 1).toString().padStart(4, '0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tClientsAsHTMLOptions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heet = ss.getSheetByName(CONFIG.SHEET_NAMES.CLIENT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sheet || sheet.getLastRow() &lt;= 1) return '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data = sheet.getRange(2, 1, sheet.getLastRow() - 1, 12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options = '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ata.forEach(row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row[0] &amp;&amp; row[1] &amp;&amp; row[10] === 'Active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s += `&lt;option value="${row[0]}"&gt;${row[1]} (${row[0]})&lt;/option&gt;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options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Now, let me check and fix the getClientVehiclesWithCategories function if needed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getClientVehiclesWithCategories(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heet = ss.getSheetByName(CONFIG.SHEET_NAMES.VEHICLE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sheet || sheet.getLastRow() &lt;= 1) return [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Get all columns including Category (col E = index 4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data = sheet.getRange(2, 1, sheet.getLastRow() - 1, 11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vehicles = [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ata.forEach(row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row[1] === clientId &amp;&amp; row[9] === 'Active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s.push(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Id: row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gistrationNo: row[2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Name: row[3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: row[4] || 'Uncategorized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thlyRate: row[5] ||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rrency: CONFIG.CURRENCY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tus: row[9] || 'Active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vehicles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createNewInvoiceWithCategories(invoiceNo, clientId, monthBilled, invoiceDate, selectedVehicles, invoiceType = 'detailed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r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 = getClientById(client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client) throw new Error('Client not found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Group vehicles by categ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vehiclesByCategory = {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ectedVehicles.forEach(vehicle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 = vehicle.category || 'Uncategorized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vehiclesByCategory[category]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sByCategory[category]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sByCategory[category].push(vehicl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alculate totals and create invoice detail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subtotal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totalTaxAmount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Details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srNo = 1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bject.keys(vehiclesByCategory).sort().forEach(category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Vehicles = vehiclesByCategory[category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Count = categoryVehicles.length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categorySubtotal = 0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alculate category subtot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Vehicles.forEach(vehicle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Subtotal += vehicle.monthlyRa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categoryTax = categorySubtotal * CONFIG.TAX_RA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Total = categorySubtotal + categoryTax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ubtotal += categorySubtota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TaxAmount += categoryTax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reate invoice items based on invoice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nvoiceType === 'summary' || categoryCount &gt; 5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Create grouped item for the categ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Details.push(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No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rNo++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[${category}] ${categoryCount} Vehicles`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Vehicles.map(v =&gt; v.registrationNo).join(', 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Subtotal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FIG.TAX_RAT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Tax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Total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w Date(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Create individual items for each vehic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Vehicles.forEach(vehicle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unitPrice = vehicle.monthlyRa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taxAmount = unitPrice * CONFIG.TAX_RA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temTotal = unitPrice + taxAmoun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voiceDetails.push(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No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rNo++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.registrationNo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.vehicleNam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Pric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FIG.TAX_RAT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xAm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temTotal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w Date(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grandTotal = subtotal + totalTaxAmoun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alculate due d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dueDate = new Date(invoiceDat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eDate.setDate(dueDate.getDate() + CONFIG.PAYMENT_TERMS_DAY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Add to Invoices she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sSheet = ss.getSheetByName(CONFIG.SHEET_NAMES.INVOICE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Row = 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No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w Date(invoiceDate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I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thBille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eDat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nding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ectedVehicles.length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btotal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FIG.TAX_RAT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TaxAm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andTotal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, // Paid Amou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andTotal, // Bala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ssion.getActiveUser().getEmail(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w Date(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', // PDF link will be add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Type // Store invoice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lastRow = invoicesSheet.getLastRow() + 1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sSheet.getRange(lastRow, 1, 1, invoiceRow.length).setValues([invoiceRow]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Add to Invoice Details she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detailsSheet = ss.getSheetByName(CONFIG.SHEET_NAMES.INVOICE_DETAIL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Update headers if needed (add Category column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detailsSheet.getLastRow() === 1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urrentHeaders = detailsSheet.getRange(1, 1, 1, detailsSheet.getLastColumn()).getValues()[0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currentHeaders.length &lt; 1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tailsSheet.getRange(1, 10).setValue('Category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invoiceDetails.length &gt;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detailsLastRow = detailsSheet.getLastRow() + 1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tailsSheet.getRange(detailsLastRow, 1, invoiceDetails.length, invoiceDetails[0].length).setValues(invoiceDetail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Log to audit tra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Audit('INVOICE_CREATED', `Invoice ${invoiceNo} created for ${client.name}`,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No: invoiceNo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Id: clientI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s: selectedVehicles.length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ies: Object.keys(vehiclesByCategory).length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Type: invoiceTyp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btotal: subtotal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xAmount: totalTaxAm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Amount: grandTot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Generate PD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pdfUrl = '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dfUrl = generateInvoicePDF(invoiceNo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catch (pdfError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ole.error('PDF generation error:', pdfError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Continue even if PDF fail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Update invoice with PDF lin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pdfUrl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sSheet.getRange(lastRow, 16).setValue(pdfUrl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ccess: tru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No: invoiceNo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Name: client.nam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Count: selectedVehicles.length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Count: Object.keys(vehiclesByCategory).length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btotal: formatPKR(subtotal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xAmount: formatPKR(totalTaxAmount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: formatPKR(grandTotal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Type: invoiceTyp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dfUrl: pdfUrl || 'PDF generation failed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} catch (error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Audit('ERROR', `Failed to create invoice: ${error.message}`, { error: error.toString() 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row erro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tClientById(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heet = ss.getSheetByName(CONFIG.SHEET_NAMES.CLIENT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sheet) return null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data = sheet.getDataRange(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(let i = 1; i &lt; data.length; i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data[i][0] === 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d: data[i]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me: data[i][1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one: data[i][3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mail: data[i][4] || '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dress: data[i][5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tn: data[i][7] || '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n: data[i][8] || '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nul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3. PAYMENT MANAGEMENT SYST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howPaymentDialog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tml = HtmlService.createHtmlOutput(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!DOCTYPE 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ase target="_to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dy { font-family: Arial, sans-serif; padding: 20px; background: #f8fafc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ontainer { max-width: 500px; margin: 0 auto; background: white; padding: 25px; border-radius: 10px; box-shadow: 0 2px 10px rgba(0,0,0,0.1)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2 { color: #1e40af; text-align: center; margin-bottom: 25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form-group { margin-bottom: 2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 { display: block; margin-bottom: 8px; font-weight: 600; color: #374151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put, select, textarea { width: 100%; padding: 10px; border: 1px solid #d1d5db; border-radius: 6px; font-size: 14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group { display: flex; gap: 10px; margin-top: 25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 { flex: 1; padding: 12px; border: none; border-radius: 6px; font-weight: 600; cursor: pointer; font-size: 14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primary { background: #16a34a; color: white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secondary { background: #6b7280; color: white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invoice-list { max-height: 200px; overflow-y: auto; border: 1px solid #d1d5db; border-radius: 6px; padding: 10px; margin-top: 1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invoice-item { display: flex; align-items: center; padding: 8px; margin: 5px 0; background: #f9fafb; border-radius: 4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invoice-checkbox { margin-right: 1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invoice-details { flex: 1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invoice-amount { font-weight: 600; color: #059669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field-group { display: none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container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2&gt;💰 Record Payment&lt;/h2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clientId"&gt;Select Client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elect id="clientId" onchange="loadPendingInvoices()" require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"&gt;-- Select Client --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${getClientsAsHTMLOptions()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elec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id="pendingInvoices" class="form-group" style="display:none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&gt;Pending Invoices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id="invoicesList" class="invoice-list"&gt;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id="totalPending" style="margin-top: 10px; text-align: right; font-weight: 600;"&gt;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paymentDate"&gt;Payment Date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input type="date" id="paymentDate" value="${Utilities.formatDate(new Date(), 'GMT+5', 'yyyy-MM-dd')}" require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paymentMode"&gt;Payment Mode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elect id="paymentMode" onchange="togglePaymentFields()" require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Cash"&gt;Cash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Cheque"&gt;Cheque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Bank Transfer"&gt;Bank Transfer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EasyPaisa"&gt;EasyPaisa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JazzCash"&gt;JazzCash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UPI"&gt;UPI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Other"&gt;Other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elec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id="chequeFields" class="field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chequeNo"&gt;Cheque Number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input type="text" id="chequeNo" placeholder="Enter cheque number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bankName"&gt;Bank Name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input type="text" id="bankName" placeholder="Bank name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id="bankFields" class="field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utrNo"&gt;UTR/Reference Number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input type="text" id="utrNo" placeholder="Enter UTR/Reference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bankNameTransfer"&gt;Bank Name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input type="text" id="bankNameTransfer" placeholder="Bank name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amount"&gt;Amount (PKR)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input type="number" id="amount" step="0.01" min="0" placeholder="Enter amount" required oninput="updateAllocation()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id="allocationSection" style="display:none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&gt;Allocate Payment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id="allocationList" class="invoice-list"&gt;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id="remainingAmount" style="margin-top: 10px; text-align: right; font-weight: 600; color: #dc2626;"&gt;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remarks"&gt;Remarks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extarea id="remarks" rows="3" placeholder="Optional notes"&gt;&lt;/textarea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btn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utton class="btn btn-secondary" onclick="closeDialog()"&gt;Cancel&lt;/butt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utton class="btn btn-primary" onclick="savePayment()" id="saveBtn"&gt;Save Payment&lt;/butt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scrip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loadPendingInvoices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Id = document.getElementById('clientId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pendingInvoices').style.display = 'none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cument.getElementById('invoicesList').innerHTML = '&lt;div style="padding:20px;text-align:center;color:#6b7280;"&gt;Loading invoices...&lt;/div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pendingInvoices').style.display = 'block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oogle.script.run.withSuccessHandler(displayPendingInvoices).getPendingInvoices(client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displayPendingInvoices(invoices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ontainer = document.getElementById('invoicesList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nvoices.length ===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tainer.innerHTML = '&lt;div style="padding:20px;text-align:center;color:#6b7280;"&gt;No pending invoices found.&lt;/div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totalPending').innerHTML = '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html = '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totalPending = 0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voices.forEach(inv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Pending += inv.balanc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invoice-item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input type="checkbox" class="invoice-checkbox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d="inv_\${inv.invoiceNo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lue="\${inv.invoiceNo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-balance="\${inv.balance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-month="\${inv.month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change="updateTotalPending()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invoice-details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&lt;strong&gt;\${inv.invoiceNo}&lt;/strong&gt; - \${inv.month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font-size:12px;color:#6b7280;"&gt;Due: \${inv.dueDate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invoice-amount"&gt;\${formatPKR(inv.balance)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tainer.innerHTML = htm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totalPending').innerHTML = \`Total Pending: \${formatPKR(totalPending)}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updateTotalPending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heckboxes = document.querySelectorAll('.invoice-checkbox:checked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selectedTotal = 0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heckboxes.forEach(cb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ectedTotal += parseFloat(cb.dataset.balanc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cument.getElementById('amount').value = selectedTotal.toFixed(2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dateAllocation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togglePaymentFields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mode = document.getElementById('paymentMode').value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cument.getElementById('chequeFields').style.display = 'none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bankFields').style.display = 'none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mode === 'Cheque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chequeFields').style.display = 'block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if (mode === 'Bank Transfer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bankFields').style.display = 'block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updateAllocation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amount = parseFloat(document.getElementById('amount').value)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heckboxes = document.querySelectorAll('.invoice-checkbox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checkboxes.length === 0 || amount ===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allocationSection').style.display = 'none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cument.getElementById('allocationSection').style.display = 'block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html = '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remaining = amoun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heckboxes.forEach(cb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balance = parseFloat(cb.dataset.balanc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allocated = Math.min(balance, remaining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allocated &gt;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invoice-item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invoice-details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\${cb.value} - \${cb.dataset.month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font-size:12px;color:#6b7280;"&gt;Balance: \${formatPKR(balance)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display:flex;align-items:center;gap:10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input type="number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ass="allocation-amount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lue="\${allocated.toFixed(2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n="0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="\${balance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="0.01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-invoice="\${cb.value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yle="width:100px;padding:5px;text-align:right;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input="updateRemaining()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 style="color:#059669;font-weight:600;"&gt;PKR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aining -= allocate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cument.getElementById('allocationList').innerHTML = htm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remainingAmount').innerHTML = \`Remaining: \${formatPKR(remaining)}\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remaining &gt;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remainingAmount').innerHTML += \` &lt;span style="color:#6b7280;font-size:12px;"&gt;(Will be recorded as advance)&lt;/span&gt;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updateRemaining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amount = parseFloat(document.getElementById('amount').value)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allocationInputs = document.querySelectorAll('.allocation-amount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allocatedTotal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ocationInputs.forEach(input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ocatedTotal += parseFloat(input.value)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remaining = amount - allocatedTota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remainingAmount').innerHTML = \`Remaining: \${formatPKR(remaining)}\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remaining &gt;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remainingAmount').innerHTML += \` &lt;span style="color:#6b7280;font-size:12px;"&gt;(Will be recorded as advance)&lt;/span&gt;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avePayment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Id = document.getElementById('clientId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Date = document.getElementById('paymentDate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Mode = document.getElementById('paymentMode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hequeNo = document.getElementById('chequeNo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bankName = document.getElementById('bankName').value || document.getElementById('bankNameTransfer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utrNo = document.getElementById('utrNo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amount = parseFloat(document.getElementById('amount').valu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emarks = document.getElementById('remarks').value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clientId || !amount || amount &lt;=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ert('Please fill all required fields with valid values.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allocations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allocationInputs = document.querySelectorAll('.allocation-amount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llocationInputs.forEach(input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allocatedAmount = parseFloat(input.valu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allocatedAmount &gt;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ocations.push(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No: input.dataset.invoic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ount: allocatedAmou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btn = document.getElementById('saveBtn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tn.innerHTML = 'Saving...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tn.disabled = true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oogle.script.run.withSuccessHandler(handlePaymentSucces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withFailureHandler(handlePaymentError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recordNewPayment(clientId, paymentDate, paymentMode, chequeNo, bankName, utrNo, amount, remarks, allocation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handlePaymentSuccess(resul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ert(\`✅ Payment recorded successfully!\\n\\nReceipt: \${result.receiptNo}\\nAmount: \${result.amount}\\nMode: \${result.mode}\`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ogle.script.host.clos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handlePaymentError(error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ert('❌ Error: ' + error.messag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saveBtn').innerHTML = 'Save Payment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saveBtn').disabled = fals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formatPKR(amoun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'PKR ' + amount.toLocaleString('en-PK', {minimumFractionDigits: 2, maximumFractionDigits: 2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closeDialog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ogle.script.host.clos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cument.addEventListener('DOMContentLoaded', function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today = new Date().toISOString().split('T')[0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paymentDate').value = today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gglePaymentField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crip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Width(550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Height(700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SandboxMode(HtmlService.SandboxMode.IFRAME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readsheetApp.getUi().showModalDialog(html, 'Record Payment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tPendingInvoices(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heet = ss.getSheetByName(CONFIG.SHEET_NAMES.INVOICE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sheet || sheet.getLastRow() &lt;= 1) return [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data = sheet.getRange(2, 1, sheet.getLastRow() - 1, 15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endingInvoices = [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ata.forEach(row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row[2] === clientId &amp;&amp; row[5] !== 'Paid' &amp;&amp; row[12] &gt;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ndingInvoices.push(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No: row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th: row[3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eDate: Utilities.formatDate(row[4], 'GMT+5', 'dd-MM-yyyy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: row[12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pendingInvoices.sort((a, b) =&gt; new Date(a.dueDate) - new Date(b.dueDate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recordNewPayment(clientId, paymentDate, paymentMode, chequeNo, bankName, utrNo, amount, remarks, allocations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r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 = getClientById(client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client) throw new Error('Client not found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paymentId = generatePaymentId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paymentsSheet = ss.getSheetByName(CONFIG.SHEET_NAMES.PAYMENT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Row = 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I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w Date(paymentDate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I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.nam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ocations.map(a =&gt; a.invoiceNo).join(', 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Mod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equeNo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nkNam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rNo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ark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ssion.getActiveUser().getEmail(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rified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w Date(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lastRow = paymentsSheet.getLastRow() + 1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sSheet.getRange(lastRow, 1, 1, paymentRow.length).setValues([paymentRow]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remainingAmount = amoun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sSheet = ss.getSheetByName(CONFIG.SHEET_NAMES.INVOICE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Data = invoicesSheet.getDataRange().getValues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llocations.forEach(allocation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(let i = 1; i &lt; invoiceData.length; i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nvoiceData[i][0] === allocation.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ow = i + 1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urrentPaid = invoicesSheet.getRange(row, 12).getValue()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newPaid = currentPaid + allocation.amoun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totalAmount = invoicesSheet.getRange(row, 11).getValu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newBalance = totalAmount - newPaid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voicesSheet.getRange(row, 12).setValue(newPa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sSheet.getRange(row, 13).setValue(newBalance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newStatus = 'Partial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newBalance &lt;= 0) newStatus = 'Paid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se if (newBalance === totalAmount) newStatus = 'Pending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voicesSheet.getRange(row, 6).setValue(newStatu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mainingAmount -= allocation.amoun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eak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remainingAmount &gt;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emarksWithAdvance = remarks + ` [Advance: ${formatPKR(remainingAmount)}]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sSheet.getRange(lastRow, 11).setValue(remarksWithAdvanc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ogAudit('PAYMENT_RECORDED', `Payment ${paymentId} recorded for ${client.name}`,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Id: paymentI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Id: clientI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ount: am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de: paymentMod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ocations: allocations.lengt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receiptUrl = generatePaymentReceipt(paymentId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pdateHeatmapData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ccess: tru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eiptNo: paymentI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ount: formatPKR(amount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de: paymentMod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eiptUrl: receiptUr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} catch (error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Audit('ERROR', `Failed to record payment: ${error.message}`, { error: error.toString() 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row erro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neratePaymentId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heet = ss.getSheetByName(CONFIG.SHEET_NAMES.PAYMENT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sheet || sheet.getLastRow() &lt;= 1) return 'PAY-0001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data = sheet.getRange(2, 1, sheet.getLastRow() - 1, 1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maxNumber = 0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ata.forEach(row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Id = row[0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paymentId &amp;&amp; paymentId.startsWith('PAY-')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num = parseInt(paymentId.split('-')[1]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isNaN(num) &amp;&amp; num &gt; maxNumber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Number = num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'PAY-' + (maxNumber + 1).toString().padStart(4, '0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4. PRINT &amp; PDF FUNCTIONS WITH CATEGOR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printSelectedInvoice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heet = ss.getActiveSheet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ange = sheet.getActiveRang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ow = range.getRow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sheet.getName() === CONFIG.SHEET_NAMES.INVOICES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No = sheet.getRange(row, 1).getValu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owPrintableInvoice(invoiceNo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❌ Error', 'Please select an invoice row.'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❌ Error', 'Please select a row in the Invoices sheet.'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howPrintableInvoice(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Data = getInvoiceData(invoiceNo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invoiceData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❌ Error', 'Invoice not found: ' + invoiceNo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html = createPrintableInvoiceHTML(invoiceData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dialog = HtmlService.createHtmlOutput(html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Width(900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Height(700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SandboxMode(HtmlService.SandboxMode.IFRAME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readsheetApp.getUi().showModalDialog(dialog, `Invoice ${invoiceNo} - Print Preview`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tInvoiceData(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invoicesSheet = ss.getSheetByName(CONFIG.SHEET_NAMES.INVOICE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sData = invoicesSheet.getDataRange().getValues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or (let i = 1; i &lt; invoicesData.length; i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nvoicesData[i][0] === 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Row = invoicesData[i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Id = invoiceRow[2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client = getClientById(client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client) return null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detailsSheet = ss.getSheetByName(CONFIG.SHEET_NAMES.INVOICE_DETAIL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detailsData = detailsSheet.getDataRange(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tems = [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or (let j = 1; j &lt; detailsData.length; j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detailsData[j][0] === 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tems.push(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rNo: detailsData[j][1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gistrationNo: detailsData[j][2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Name: detailsData[j][3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Price: detailsData[j][4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xAmount: detailsData[j][6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bTotal: detailsData[j][7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: detailsData[j][9] || 'Uncategorized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config = getCompanyConfig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No: invoiceRow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Date: invoiceRow[1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thBilled: invoiceRow[3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eDate: invoiceRow[4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tus: invoiceRow[5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Count: invoiceRow[6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btotal: invoiceRow[7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xAmount: invoiceRow[9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Amount: invoiceRow[1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idAmount: invoiceRow[11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: invoiceRow[12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Type: invoiceRow[16] || 'detailed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: clie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tems: item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fig: confi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nul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tCompanyConfig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heet = ss.getSheetByName(CONFIG.SHEET_NAMES.COMPANY_CONFIG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sheet || sheet.getLastRow() &lt;= 1) return {}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data = sheet.getRange(2, 1, sheet.getLastRow() - 1, 2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onfig = {}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ata.forEach(row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row[0] &amp;&amp; row[1]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fig[row[0]] = row[1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config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First, update the createPrintableInvoiceHTML function to remove the vehicles count lin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createPrintableInvoiceHTML(invoiceData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Date = Utilities.formatDate(invoiceData.invoiceDate, 'GMT+5', 'dd-MM-yyyy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dueDate = Utilities.formatDate(invoiceData.dueDate, 'GMT+5', 'dd-MM-yyyy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Group items by categ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temsByCategory = {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Data.items.forEach(item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 = item.category || 'Uncategorized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itemsByCategory[category]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temsByCategory[category]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temsByCategory[category].push(item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tableRows = '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srNo = 1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invoiceData.invoiceType === 'summary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Summary view - show categories onl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bject.keys(itemsByCategory).sort().forEach(category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Items = itemsByCategory[category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Total = categoryItems.reduce((sum, item) =&gt; sum + (item.unitPrice || 0), 0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Tax = categoryItems.reduce((sum, item) =&gt; sum + (item.taxAmount || 0), 0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ableRows += 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center; padding: 8px 5px;"&gt;${srNo++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padding: 8px 5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trong&gt;${category} (${categoryItems.length} vehicles)&lt;/strong&gt;&lt;b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 style="font-size:11px;"&gt;${categoryItems.map(item =&gt; item.registrationNo).join(', ')}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formatPKR(categoryTotal)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formatPKR(categoryTax)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formatPKR(categoryTotal + categoryTax)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if (invoiceData.invoiceType === 'grouped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Grouped view - show categories with individual vehicl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bject.keys(itemsByCategory).sort().forEach(category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Items = itemsByCategory[category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categoryItems.length &gt; 1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Show category head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Total = categoryItems.reduce((sum, item) =&gt; sum + (item.unitPrice || 0), 0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Tax = categoryItems.reduce((sum, item) =&gt; sum + (item.taxAmount || 0), 0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ableRows += 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r style="background-color: #f8fafc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colspan="2" style="font-weight: bold; border-left: 3px solid #3b82f6; padding: 8px 5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${category} (${categoryItems.length} vehicle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formatPKR(categoryTotal)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formatPKR(categoryTax)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formatPKR(categoryTotal + categoryTax)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Show individual vehicl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Items.forEach(item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bleRows += 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padding: 8px 5px;"&gt;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padding: 8px 5px; padding-left: 20px;"&gt;${item.registrationNo} - ${item.vehicleName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item.unitPrice ? formatPKR(item.unitPrice) : ''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item.taxAmount ? formatPKR(item.taxAmount) : ''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item.subTotal ? formatPKR(item.subTotal) : ''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Single vehicle in categ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tem = categoryItems[0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bleRows += 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center; padding: 8px 5px;"&gt;${srNo++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padding: 8px 5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${item.registrationNo} - ${item.vehicleName}&lt;b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 style="font-size:11px;"&gt;[${category}]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formatPKR(item.unitPrice)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formatPKR(item.taxAmount)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formatPKR(item.subTotal)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Detailed view - show all vehicles individuall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Data.items.forEach(item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bleRows += 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center; padding: 8px 5px;"&gt;${srNo++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padding: 8px 5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${item.registrationNo} - ${item.vehicleName}&lt;b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 style="font-size:11px;"&gt;[${item.category || 'Uncategorized'}]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formatPKR(item.unitPrice)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formatPKR(item.taxAmount)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style="text-align: right; padding: 8px 5px;"&gt;${formatPKR(item.subTotal)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ADD SPACE FOR HEADER - Add top margin to the invoice cont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!DOCTYPE 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meta charset="UTF-8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itle&gt;Invoice ${invoiceData.invoiceNo}&lt;/tit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@media print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dy { margin: 0.5in; padding: 0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no-print { display: none !important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@pag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0.75in 0.5in; /* Increased top margin for header space *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ze: A4 portrai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header-spac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ight: 1in; /* Space for physical header *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*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x-sizing: border-bo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family: 'Arial', sans-serif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#00000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od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header-spac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ight: 0.5i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bottom: 2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bottom: 1px dashed #ccc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invoice-content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dth: 100%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-width: 7.5i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0 auto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top: 20px; /* Add top margin for header space *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invoice-titl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t-align: ce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2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weight: bol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20px 0 20px 0; /* Increased top margin *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-bottom: 8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bottom: 3px solid #1e40af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details-grid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play: gri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id-template-columns: 1fr 1f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p: 2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bottom: 2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3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details-box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ne-height: 1.5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section-label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weight: bol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bottom: 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#00000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items-tabl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dth: 100%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collapse: collaps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20px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1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items-table th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-color: #374151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whi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1px solid #00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8px 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t-align: lef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weight: bol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1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items-table td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1px solid #00000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8px 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rtical-align: top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totals-box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top: 2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dth: 50%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left: auto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2px solid #374151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1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2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-color: #f9fafb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total-row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play: fle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ustify-content: space-betwee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5px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bottom: 1px solid #e5e7eb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total-amount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weight: bol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top: 8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-top: 8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top: 2px solid #374151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bank-info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top: 2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1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-color: #f0f9ff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6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1px solid #dbeaf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1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ne-height: 1.6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footer-not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t-align: ce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top: 2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-top: 1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top: 1px solid #00000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preview-tools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ition: fixe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p: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ight: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rgba(255,255,255,0.95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12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6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x-shadow: 0 4px 12px rgba(0,0,0,0.15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z-index: 100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1px solid #e5e7eb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preview-tools butto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#2563eb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whi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non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8px 16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rsor: poi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3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2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weight: 60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preview-tools button:hover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#1d4ed8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text-right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t-align: righ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text-center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t-align: ce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preview-tools no-print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utton onclick="window.print()"&gt;🖨️ Print Invoice&lt;/butt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utton onclick="window.close()" style="background-color: #64748b;"&gt;Close&lt;/butt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!-- Space for header --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header-space"&gt;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invoice-content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!-- Invoice Title --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invoice-title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LES TAX INVO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!-- Details Section --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details-grid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details-box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ection-label"&gt;BILL TO: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&lt;strong&gt;${invoiceData.client.name}&lt;/strong&gt;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${invoiceData.client.address || ''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Phone: ${invoiceData.client.phone || ''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Email: ${invoiceData.client.email || ''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NTN: ${invoiceData.client.ntn || 'N/A'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STRN: ${invoiceData.client.strn || 'N/A'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details-box" style="text-align: right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&lt;strong&gt;Invoice No:&lt;/strong&gt; ${invoiceData.invoiceNo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&lt;strong style="color: #1e40af; font-size: 14px;"&gt;${invoiceData.monthBilled}&lt;/strong&gt;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&lt;strong&gt;Date:&lt;/strong&gt; ${invoiceDate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&lt;strong&gt;Due Date:&lt;/strong&gt; ${dueDate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&lt;strong&gt;Status:&lt;/strong&gt; ${invoiceData.status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!-- Items Table --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able class="items-table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 width="5%" style="text-align: center;"&gt;#&lt;/th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 width="50%"&gt;Vehicle Details&lt;/th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 width="15%"&gt;Unit Price&lt;/th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 width="15%"&gt;Sales Tax&lt;/th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 width="15%"&gt;Amount&lt;/th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${tableRows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able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!-- Totals --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totals-box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total-row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Subtotal: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${formatPKR(invoiceData.subtotal)}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total-row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Sales Tax (${(CONFIG.TAX_RATE * 100).toFixed(1)}%):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${formatPKR(invoiceData.taxAmount)}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total-row total-amount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TOTAL AMOUNT: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${formatPKR(invoiceData.totalAmount)}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${invoiceData.paidAmount &gt; 0 ? 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total-row" style="margin-top: 10px; color: #059669; font-weight: 600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Amount Received: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${formatPKR(invoiceData.paidAmount)}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total-row" style="color: #dc2626; font-weight: 600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Balance Due: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&gt;${formatPKR(invoiceData.balance)}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 : ''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!-- Bank Details --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bank-info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font-weight: bold; margin-bottom: 8px; color: #1e40af;"&gt;Payment Information: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Account Name: ${invoiceData.config['Account Name'] || 'M/S Connectia Technologies Private limited'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IBAN: ${invoiceData.config.IBAN || 'PK11BKIP0305415786690001'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Bank: ${invoiceData.config['Bank Name'] || 'Bank Islami Pakistan LTD'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NTN: ${invoiceData.config['NTN No'] || '9794829-3'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STRN: ${invoiceData.config['STRN No'] || '3277876323252'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!-- Footer --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footer-note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Computer generated invoice. Valid without signature.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scrip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formatPKR(amoun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'PKR ' + parseFloat(amount).toLocaleString('en-PK',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nimumFractionDigits: 2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imumFractionDigits: 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window.addEventListener('afterprint', function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querySelector('.preview-tools').style.display = 'none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crip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nerateInvoicePDF(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Data = getInvoiceData(invoiceNo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invoiceData) throw new Error('Invoice data not found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reate HTML cont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tmlContent = createPrintableInvoiceHTML(invoiceData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reate a temporary HTML 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tempFileName = `temp_invoice_${invoiceNo}_${new Date().getTime()}.html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tmlBlob = Utilities.newBlob(htmlContent, 'text/html', tempFileName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onvert to PD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dfBlob = htmlBlob.getAs('application/pdf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pdfBlob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row new Error('Failed to create PDF blob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Get or create Invoices fold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fold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lder = DriveApp.getFolderById(DriveApp.getRootFolder().getId(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Try to find existing Invoices fold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folders = folder.getFoldersByName('Invoices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folders.hasNext()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lder = folders.next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Create Invoices fold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lder = folder.createFolder('Invoices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catch (e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If any error with root folder, use Drive roo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lder = DriveApp.getRootFolder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heck if file already exis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fileName = `${invoiceNo}.pdf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fil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existingFiles = folder.getFilesByName(fileName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existingFiles.hasNext()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Update existing 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e = existingFiles.next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e.setContent(pdfBlob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Create new 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e = folder.createFile(pdfBlob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e.setName(fileNam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Set sharing permiss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e.setSharing(DriveApp.Access.ANYONE_WITH_LINK, DriveApp.Permission.VIEW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Get the UR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fileUrl = file.getUrl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Update invoice record with PDF lin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sSheet = ss.getSheetByName(CONFIG.SHEET_NAMES.INVOICE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data = invoicesSheet.getDataRange().getValues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or (let i = 1; i &lt; data.length; i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data[i][0] === 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sSheet.getRange(i + 1, 16).setValue(fileUrl); // Column 16 is PDF Lin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eak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ogAudit('PDF_GENERATED', `PDF generated for invoice ${invoiceNo}`,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No: invoiceNo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dfUrl: fileUr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fileUrl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} catch (error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Audit('ERROR', `Failed to generate PDF for ${invoiceNo}: ${error.message}`,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rror: error.toString(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ck: error.sta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ole.error('PDF Generation Error:', error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Try alternative metho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generateInvoicePDFAlternative(invoiceNo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catch (e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Return empty string if all methods fa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'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nerateInvoicePDFAlternative(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Data = getInvoiceData(invoiceNo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invoiceData) return '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reate a simple HTML invoice as fallba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tmlContent = 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!DOCTYPE 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meta charset="UTF-8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itle&gt;Invoice ${invoiceNo}&lt;/tit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dy { font-family: Arial; margin: 2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header { text-align: center; margin-bottom: 3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details { margin: 20px 0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total { margin-top: 20px; font-weight: bold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header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2&gt;SALES TAX INVOICE&lt;/h2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3&gt;${invoiceNo}&lt;/h3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details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Client:&lt;/strong&gt; ${invoiceData.client.name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Date:&lt;/strong&gt; ${Utilities.formatDate(invoiceData.invoiceDate, 'GMT+5', 'dd-MM-yyyy')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Month:&lt;/strong&gt; ${invoiceData.monthBilled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Status:&lt;/strong&gt; ${invoiceData.status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total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Total Amount:&lt;/strong&gt; ${formatPKR(invoiceData.totalAmount)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${invoiceData.paidAmount &gt; 0 ? `&lt;p&gt;&lt;strong&gt;Paid:&lt;/strong&gt; ${formatPKR(invoiceData.paidAmount)}&lt;/p&gt;` : ''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${invoiceData.balance &gt; 0 ? `&lt;p&gt;&lt;strong&gt;Balance Due:&lt;/strong&gt; ${formatPKR(invoiceData.balance)}&lt;/p&gt;` : ''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p style="margin-top: 40px; text-align: center; font-size: 12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uter generated invoice. Valid without signatur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tml&gt;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blob = Utilities.newBlob(htmlContent, 'text/html', `${invoiceNo}.html`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Save to Driv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folder = DriveApp.getRootFolder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fileName = `${invoiceNo}_simple.pdf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file = folder.createFile(blob).setName(fileNam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e.setSharing(DriveApp.Access.ANYONE_WITH_LINK, DriveApp.Permission.VIEW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file.getUrl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} catch (e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ole.error('Alternative PDF generation failed:', 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'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neratePaymentReceipt(paym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sSheet = ss.getSheetByName(CONFIG.SHEET_NAMES.PAYMENT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data = paymentsSheet.getDataRange().getValues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paymentData = nul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(let i = 1; i &lt; data.length; i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data[i][0] === paym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Data =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Id: data[i]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Date: data[i][1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Id: data[i][2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Name: data[i][3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ount: data[i][9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de: data[i][5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eak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paymentData) return '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html = 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!DOCTYPE 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meta charset="UTF-8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itle&gt;Receipt ${paymentId}&lt;/tit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dy { font-family: Arial, sans-serif; padding: 2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receipt { max-width: 600px; margin: 0 auto; border: 2px solid #000; padding: 3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header { text-align: center; margin-bottom: 3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details { margin: 20px 0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footer { text-align: center; margin-top: 5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receipt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header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2&gt;PAYMENT RECEIPT&lt;/h2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3&gt;${CONFIG.COMPANY_NAME}&lt;/h3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details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Receipt No:&lt;/strong&gt; ${paymentData.paymentId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Date:&lt;/strong&gt; ${Utilities.formatDate(paymentData.paymentDate, 'GMT+5', 'dd-MM-yyyy')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Client:&lt;/strong&gt; ${paymentData.clientName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Amount:&lt;/strong&gt; ${formatPKR(paymentData.amount)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Payment Mode:&lt;/strong&gt; ${paymentData.mode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 style="text-align: center; font-size: 18px; margin-top: 30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trong&gt;PAID&lt;/strong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footer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Generated on: ${Utilities.formatDate(new Date(), 'GMT+5', 'dd-MM-yyyy HH:mm')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blob = Utilities.newBlob(html, 'text/html', `Receipt_${paymentId}.html`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df = blob.getAs('application/pdf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folder = DriveApp.getFolderById(DriveApp.getRootFolder().getId(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fileName = `Receipt_${paymentId}.pdf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file = folder.createFile(pdf).setName(fileNam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e.setSharing(DriveApp.Access.ANYONE_WITH_LINK, DriveApp.Permission.VIEW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file.getUrl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catch (error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ole.error('Error generating receipt:', error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'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5. HEATMAP &amp; ANALYTICS WITH CATEGOR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updateHeatmapData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eatmapSheet = ss.getSheetByName(CONFIG.SHEET_NAMES.SUMMARY_12MONTH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heatmap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HeatmapSheet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months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today = new Dat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(let i = 11; i &gt;= 0; i--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date = new Date(today.getFullYear(), today.getMonth() - i, 1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ths.push(Utilities.formatDate(date, 'GMT+5', 'MMM-yy'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clients = getAllActiveClient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eatmapData = [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lients.forEach(client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owData = [client.id, client.name, client.vehicleCount, client.categoryCount, client.balance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nths.forEach(month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monthData = getClientMonthData(client.id, month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wData.push(monthData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eatmapData.push(rowData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eatmapSheet.clearContents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headers = ['Client ID', 'Client Name', 'Vehicles', 'Categories', 'Balance', ...months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atmapSheet.getRange(1, 1, 1, headers.length).setValues([headers]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heatmapData.length &gt;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atmapSheet.getRange(2, 1, heatmapData.length, heatmapData[0].length).setValues(heatmapData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pplyHeatmapFormatting(heatmapSheet, months.length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readsheetApp.getActive().toast('✅ Heatmap data updated', 'Success', 3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tAllActiveClients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sSheet = ss.getSheetByName(CONFIG.SHEET_NAMES.CLIENT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vehiclesSheet = ss.getSheetByName(CONFIG.SHEET_NAMES.VEHICLE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sSheet = ss.getSheetByName(CONFIG.SHEET_NAMES.INVOICE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clientsSheet || clientsSheet.getLastRow() &lt;= 1) return [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clientsData = clientsSheet.getRange(2, 1, clientsSheet.getLastRow() - 1, 12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s = [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lientsData.forEach(row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row[10] === 'Active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Id = row[0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vehicleCount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categoryCount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ies = new Set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vehicles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vehiclesData = vehiclesSheet.getDataRange(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sData.forEach(vRow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vRow[1] === clientId &amp;&amp; vRow[9] === 'Active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Count++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vRow[4]) categories.add(vRow[4]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Count = categories.siz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balance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nvoices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sData = invoicesSheet.getDataRange(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sData.forEach(iRow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Row[2] === clientId &amp;&amp; iRow[5] !== 'Paid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 += iRow[12]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lients.push(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d: clientI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me: row[1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Count: vehicleC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Count: categoryC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: bala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clients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tClientMonthData(clientId, month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sSheet = ss.getSheetByName(CONFIG.SHEET_NAMES.INVOICE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invoicesSheet || invoicesSheet.getLastRow() &lt;= 1) return '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data = invoicesSheet.getDataRange(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monthShort = month.substring(0, 3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or (let i = 1; i &lt; data.length; i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data[i][2] === clientId &amp;&amp; data[i][3].includes(monthShort)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amount = data[i][10]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id = data[i][11]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balance = data[i][12]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tatus = data[i][5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emoji = '⚪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status === 'Paid') emoji = '🟢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se if (status === 'Partial') emoji = '🟡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se if (status === 'Pending' &amp;&amp; balance &gt; 0) emoji = '🔴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`${emoji} ${formatPKRShort(amount)}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'⚪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createHeatmapSheet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heet = ss.insertSheet(CONFIG.SHEET_NAMES.SUMMARY_12MONTH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getRange("A1:Z1").setFontWeight("bold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setFrozenRows(1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readsheetApp.getActive().toast('Heatmap sheet created', 'Success', 3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applyHeatmapFormatting(sheet, monthCoun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tartCol = 6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endCol = startCol + monthCount - 1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clearConditionalFormatRules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paidRule = SpreadsheetApp.newConditionalFormatRule(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whenTextContains('🟢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Background('#d1fae5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Ranges([sheet.getRange(2, startCol, sheet.getLastRow() - 1, monthCount)]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uild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partialRule = SpreadsheetApp.newConditionalFormatRule(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whenTextContains('🟡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Background('#fef3c7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Ranges([sheet.getRange(2, startCol, sheet.getLastRow() - 1, monthCount)]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uild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pendingRule = SpreadsheetApp.newConditionalFormatRule(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whenTextContains('🔴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Background('#fee2e2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Ranges([sheet.getRange(2, startCol, sheet.getLastRow() - 1, monthCount)]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uild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noInvoiceRule = SpreadsheetApp.newConditionalFormatRule(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whenTextContains('⚪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Background('#f3f4f6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Ranges([sheet.getRange(2, startCol, sheet.getLastRow() - 1, monthCount)]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uild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setConditionalFormatRules([paidRule, partialRule, pendingRule, noInvoiceRule]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6. AUDIT TRAIL SYST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logAudit(action, description, details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auditSheet = ss.getSheetByName(CONFIG.SHEET_NAMES.AUDIT_TRAIL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audit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uditSheet = ss.insertSheet(CONFIG.SHEET_NAMES.AUDIT_TRAIL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eaders = 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imestamp', 'User', 'Action', 'Description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tails', 'IP Address', 'User Agent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uditSheet.getRange(1, 1, 1, headers.length).setValues([headers]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uditSheet.getRange("A1:G1").setFontWeight("bold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uditSheet.setFrozenRows(1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timestamp = new Dat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user = Session.getActiveUser().getEmail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detailsStr = JSON.stringify(details || {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logRow = 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imestamp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ser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ction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scription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tailsStr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lastRow = auditSheet.getLastRow() + 1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uditSheet.getRange(lastRow, 1, 1, logRow.length).setValues([logRow]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uditSheet.autoResizeColumns(1, logRow.length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onEdit(e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e.sourc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heet = ss.getActiveSheet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ange = e.range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range.getRow() === 1 || sheet.getName() === CONFIG.SHEET_NAMES.AUDIT_TRAIL) return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sheetName = sheet.getNam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ell = range.getA1Notation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oldValue = e.oldValue || '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newValue = e.value || '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oldValue !== newValue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ecordId = sheet.getRange(range.getRow(), 1).getValue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ogAudit('EDIT', `Cell ${cell} edited in ${sheetName}`,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: sheetNam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ell: cell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ordId: recordI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ldValue: oldValu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wValue: newVal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catch (error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ole.error('Audit trail error:', error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7. DASHBOARD FUNC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updateDashboard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dashboardSheet = ss.getSheetByName(CONFIG.SHEET_NAMES.DASHBOARD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dashboard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shboardSheet = createDashboardSheet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metrics = calculateDashboardMetrics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ashboardSheet.getRange("B2").setValue(metrics.totalClient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shboardSheet.getRange("B3").setValue(metrics.activeVehicle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shboardSheet.getRange("B4").setValue(metrics.categoryCount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shboardSheet.getRange("B5").setValue(formatPKR(metrics.monthlyRevenue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shboardSheet.getRange("B6").setValue(formatPKR(metrics.totalPending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shboardSheet.getRange("B7").setValue(metrics.collectionRate + '%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topClients = getTopClients(5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Data = topClients.map(client =&gt; [client.name, formatPKR(client.balance)]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clientData.length &gt;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shboardSheet.getRange(11, 2, clientData.length, 2).setValues(clientData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createDashboardSheet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heet = ss.insertSheet(CONFIG.SHEET_NAMES.DASHBOARD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clear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getRange("A1").setValue("🚗 Vehicle Tracking Dashboard").setFontSize(18).setFontWeight("bold"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metrics = 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"📊 Key Metrics", ""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"Active Clients", ""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"Active Vehicles", ""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"Vehicle Categories", ""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"Monthly Revenue", ""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"Total Pending", ""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"Collection Rate", ""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"", ""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"📈 Category Distribution", ""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"Category", "Vehicles"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"🏆 Top Clients by Balance", ""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"Client Name", "Balance Due"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getRange(2, 1, metrics.length, 2).setValues(metric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getRange("A2:A12").setFontWeight("bold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"A9:B9").setFontWeight("bold").setBackground("#f3f4f6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"A11:B11").setFontWeight("bold").setBackground("#f3f4f6"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setColumnWidth(1, 200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setColumnWidth(2, 150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lastRow = sheet.getLastRow() + 2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lastRow, 1).setValue("Last updated: " + Utilities.formatDate(new Date(), 'GMT+5', 'dd-MM-yyyy HH:mm'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lastRow, 1).setFontSize(10).setFontColor("#374151"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shee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calculateDashboardMetrics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clientsSheet = ss.getSheetByName(CONFIG.SHEET_NAMES.CLIENT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totalClients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clientsSheet &amp;&amp; clientsSheet.getLastRow() &gt; 1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sData = clientsSheet.getRange(2, 11, clientsSheet.getLastRow() - 1, 1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Clients = clientsData.filter(row =&gt; row[0] === 'Active').length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vehiclesSheet = ss.getSheetByName(CONFIG.SHEET_NAMES.VEHICLE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activeVehicles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categoryCount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ies = new Set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vehiclesSheet &amp;&amp; vehiclesSheet.getLastRow() &gt; 1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vehiclesData = vehiclesSheet.getRange(2, 5, vehiclesSheet.getLastRow() - 1, 2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sData.forEach(row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row[1] === 'Active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ctiveVehicles++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row[0]) categories.add(row[0]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Count = categories.siz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invoicesSheet = ss.getSheetByName(CONFIG.SHEET_NAMES.INVOICE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monthlyRevenue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totalPending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totalInvoiced = 0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invoicesSheet &amp;&amp; invoicesSheet.getLastRow() &gt; 1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urrentMonth = Utilities.formatDate(new Date(), 'GMT+5', 'MMM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sData = invoicesSheet.getRange(2, 1, invoicesSheet.getLastRow() - 1, 13).getValues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voicesData.forEach(row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row[3] &amp;&amp; row[3].includes(currentMonth)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thlyRevenue += row[10]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Invoiced += row[10]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Pending += row[12]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collectionRate = totalInvoiced &gt; 0 ? Math.round(((totalInvoiced - totalPending) / totalInvoiced) * 100) : 0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Clients: totalClient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ctiveVehicles: activeVehicle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Count: categoryC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thlyRevenue: monthlyRevenu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Pending: totalPending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lectionRate: collectionR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tTopClients(limit = 5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sSheet = ss.getSheetByName(CONFIG.SHEET_NAMES.CLIENT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sSheet = ss.getSheetByName(CONFIG.SHEET_NAMES.INVOICE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clientsSheet || !invoicesSheet) return [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clients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sData = clientsSheet.getRange(2, 1, clientsSheet.getLastRow() - 1, 2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sData = invoicesSheet.getRange(2, 1, invoicesSheet.getLastRow() - 1, 13).getValues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clientBalances = {}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lientsData.forEach(row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row[0] &amp;&amp; row[1]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Balances[row[0]] =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d: row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me: row[1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: 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voicesData.forEach(row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Id = row[2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clientBalances[clientId] &amp;&amp; row[5] !== 'Paid'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Balances[clientId].balance += row[12]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sortedClients = Object.values(clientBalance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filter(client =&gt; client.balance &gt; 0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ort((a, b) =&gt; b.balance - a.balance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lice(0, limit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sortedClients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8. SYSTEM SETUP &amp; UTILITIES WITH CATEGOR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runSystemSetup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ui = SpreadsheetApp.getUi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response = ui.alert(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ystem Setup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is will create all required sheets and set up the system.\n\n⚠️ Existing data will NOT be deleted.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i.ButtonSet.YES_N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response !== ui.Button.YES) return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r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equiredSheets = Object.values(CONFIG.SHEET_NAME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quiredSheets.forEach(sheetName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sheet = ss.getSheetByName(sheetNam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 = ss.insertSheet(sheetName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witch(sheetName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se CONFIG.SHEET_NAMES.CLIEN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upClientsSheet(sheet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eak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se CONFIG.SHEET_NAMES.VEHICLE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upVehiclesSheet(sheet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eak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se CONFIG.SHEET_NAMES.INVOICE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upInvoicesSheet(sheet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eak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se CONFIG.SHEET_NAMES.INVOICE_DETAIL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upInvoiceDetailsSheet(sheet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eak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se CONFIG.SHEET_NAMES.PAYMEN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upPaymentsSheet(sheet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eak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se CONFIG.SHEET_NAMES.COMPANY_CONFIG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upCompanyConfigSheet(sheet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eak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pdateDashboard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ogAudit('SYSTEM_SETUP', 'System setup completed', { timestamp: new Date() 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i.alert(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✅ Setup Complete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 sheets have been created and initialized.\n\nSystem is ready to use.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i.ButtonSet.O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} catch (error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Audit('ERROR', `Setup failed: ${error.message}`, { error: error.toString() 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i.alert('❌ Setup Failed', error.message, ui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etupClientsSheet(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eaders = 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ent ID', 'Client Name', 'Contact Person', 'Phone', 'Email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dress', 'City', 'NTN', 'STRN', 'Joining Date', 'Status', 'Notes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getRange(1, 1, 1, headers.length).setValues([headers]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"A1:L1").setFontWeight("bold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setFrozenRows(1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statusRange = sheet.getRange("K2:K1000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ule = SpreadsheetApp.newDataValidation(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requireValueInList(['Active', 'Inactive', 'Suspended'], true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uild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tusRange.setDataValidation(rul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etupVehiclesSheet(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eaders = 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 ID', 'Client ID', 'Registration No', 'Vehicle Name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 Category', 'Monthly Rate', 'Installation Date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cking Device ID', 'SIM Number', 'Status', 'Notes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getRange(1, 1, 1, headers.length).setValues([headers]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"A1:K1").setFontWeight("bold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setFrozenRows(1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Add data validation for categor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Range = sheet.getRange("E2:E1000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ategoryRule = SpreadsheetApp.newDataValidation(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requireValueInList(CONFIG.VEHICLE_CATEGORIES, true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AllowInvalid(false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HelpText('Select vehicle category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uild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tegoryRange.setDataValidation(categoryRule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statusRange = sheet.getRange("J2:J1000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tatusRule = SpreadsheetApp.newDataValidation(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requireValueInList(['Active', 'Inactive', 'Transferred'], true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uild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tusRange.setDataValidation(statusRul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etupInvoicesSheet(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eaders = 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 No', 'Invoice Date', 'Client ID', 'Month Billed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e Date', 'Status', 'Vehicle Count', 'Subtotal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x Rate', 'Tax Amount', 'Total Amount', 'Paid Amount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', 'Created By', 'Created Date', 'PDF Link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 Type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getRange(1, 1, 1, headers.length).setValues([headers]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"A1:Q1").setFontWeight("bold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setFrozenRows(1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getRange("H:H").setNumberFormat(CONFIG.CURRENCY + "#,##0.00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"J:J").setNumberFormat(CONFIG.CURRENCY + "#,##0.00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"K:K").setNumberFormat(CONFIG.CURRENCY + "#,##0.00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"L:L").setNumberFormat(CONFIG.CURRENCY + "#,##0.00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"M:M").setNumberFormat(CONFIG.CURRENCY + "#,##0.00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etupInvoiceDetailsSheet(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eaders = 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 No', 'Sr No', 'Registration No', 'Vehicle Name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it Price', 'Tax Rate', 'Tax Amount', 'Sub Total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d Date', 'Category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getRange(1, 1, 1, headers.length).setValues([headers]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"A1:J1").setFontWeight("bold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setFrozenRows(1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etupPaymentsSheet(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eaders = 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 ID', 'Payment Date', 'Client ID', 'Client Name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s Paid', 'Payment Mode', 'Cheque No', 'Bank Name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R No', 'Amount', 'Remarks', 'Received B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rified By', 'Verification Status', 'Created Date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getRange(1, 1, 1, headers.length).setValues([headers]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"A1:O1").setFontWeight("bold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setFrozenRows(1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modeRange = sheet.getRange("F2:F1000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modeRule = SpreadsheetApp.newDataValidation(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requireValueInList(['Cash', 'Cheque', 'Bank Transfer', 'EasyPaisa', 'JazzCash', 'UPI', 'Other'], true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uild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deRange.setDataValidation(modeRule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statusRange = sheet.getRange("N2:N1000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tatusRule = SpreadsheetApp.newDataValidation(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requireValueInList(['Verified', 'Pending', 'Rejected'], true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uild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tusRange.setDataValidation(statusRul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etupCompanyConfigSheet(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onfigs = [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'Company Name', CONFIG.COMPANY_NAME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'Address', ''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'Phone', ''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'Email', ''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'NTN', ''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'STRN', ''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'Account Name', ''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'Bank Name', ''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'Account Number', ''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'IBAN', ''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'Branch Code', ''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['Swift Code', ''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heet.getRange(1, 1, 1, 2).setValues([['Key', 'Value']]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"A1:B1").setFontWeight("bold"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eet.getRange(2, 1, configs.length, 2).setValues(config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9. HELPER FUNC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formatPKR(amoun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CONFIG.CURRENCY + (parseFloat(amount) || 0).toLocaleString('en-PK',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nimumFractionDigits: 2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imumFractionDigits: 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formatPKRShort(amoun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num = parseFloat(amount)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formatted = '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num &gt;= 100000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 = (num / 1000000).toFixed(1) + 'M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if (num &gt;= 100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 = (num / 1000).toFixed(1) + 'K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 = num.toString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CONFIG.CURRENCY + formatte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10. SETUP MEN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createCustomMenu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ui = SpreadsheetApp.getUi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menu = ui.createMenu('🚗 Setup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enu.addItem('Initialize System', 'initSystem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Item('Validate Data', 'validateData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Item('Cleanup Old Data', 'cleanupOldData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Item('Bulk Generate Invoices', 'generateBulkInvoices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Separator(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Item('Send Payment Reminders', 'sendReminderEmails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Item('Run Test', 'runTest'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addToUi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initSystem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heckSheet = ss.getSheetByName(CONFIG.SHEET_NAMES.CLIENT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check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ui = SpreadsheetApp.getUi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esponse = ui.alert(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ystem Already Initialized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system appears to be already set up. Do you want to reset?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i.ButtonSet.YES_NO_CANC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response === ui.Button.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if (response === ui.Button.YES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backupName = `Backup_${Utilities.formatDate(new Date(), 'GMT+5', 'yyyyMMdd_HHmmss')}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s.copy(backupNam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Active().toast(`Backup created: ${backupName}`, 'Info', 5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unSystemSetup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validateData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Info', 'Data validation will be available in the next update.'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cleanupOldData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Info', 'Data cleanup will be available in the next update.'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nerateBulkInvoices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Info', 'Bulk invoice generation will be available in the next update.'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endReminderEmails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Info', 'Payment reminders will be available in the next update.'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onInstall(e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Open(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CustomMenu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unSystemSetup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ogAudit('SYSTEM_INSTALLED', 'Vehicle Tracking System installed',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rsion: '2.2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Type: e.authMod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ser: Session.getActiveUser().getEmail(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11. TEST FUNC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runTest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nextInv = getNextInvoiceNumber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ole.log('Next Invoice:', nextInv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clients = getAllActiveClient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ole.log('Active Clients:', clients.length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metrics = calculateDashboardMetric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ole.log('Metrics:', metric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ole.log('Format PKR 1000:', formatPKR(1000)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ole.log('Format PKR Short 1500000:', formatPKRShort(1500000)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readsheetApp.getActive().toast('✅ Tests completed successfully!', 'Test Results', 5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catch (error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ole.error('Test failed:', error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Active().toast('❌ Test failed: ' + error.message, 'Test Results', 5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12. MISSING FUNCTION DECLARA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exportSelectedToPDF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heet = ss.getActiveSheet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ange = sheet.getActiveRang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row = range.getRow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sheet.getName() === CONFIG.SHEET_NAMES.INVOICES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No = sheet.getRange(row, 1).getValue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dfUrl = generateInvoicePDF(invoiceNo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pdfUrl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tml = HtmlService.createHtmlOutput(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!DOCTYPE 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dy { font-family: Arial, sans-serif; padding: 20px; text-align: center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message { margin: 20px 0; padding: 20px; background: #f0f9ff; border-radius: 8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 { padding: 10px 20px; background: #2563eb; color: white; text-decoration: none; border-radius: 4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2&gt;✅ PDF Generated Successfully&lt;/h2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message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Invoice PDF has been generated.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a href="${pdfUrl}" target="_blank" class="btn"&gt;Open PDF&lt;/a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 style="margin-top: 10px; font-size: 12px;"&gt;Link will also be saved in the invoice record.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).setWidth(400).setHeight(200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showModalDialog(html, 'PDF Generated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Error', 'Failed to generate PDF. Please try again.'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Error', 'Please select an invoice row.'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Error', 'Please select a row in the Invoices sheet.'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CLIENT LEDGER FUNC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howClientLedger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tml = HtmlService.createHtmlOutput(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!DOCTYPE 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ase target="_to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dy { font-family: Arial, sans-serif; padding: 20px; background: #f8fafc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ontainer { max-width: 1000px; margin: 0 auto; background: white; padding: 25px; border-radius: 10px; box-shadow: 0 2px 10px rgba(0,0,0,0.1)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2 { color: #1e40af; text-align: center; margin-bottom: 25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form-group { margin-bottom: 2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 { display: block; margin-bottom: 8px; font-weight: 600; color: #374151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ect { width: 100%; padding: 10px; border: 1px solid #d1d5db; border-radius: 6px; font-size: 14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group { display: flex; gap: 10px; margin-bottom: 2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 { padding: 10px 20px; border: none; border-radius: 6px; font-weight: 600; cursor: pointer; font-size: 14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primary { background: #2563eb; color: white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secondary { background: #6b7280; color: white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ledger-tabl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dth: 100%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collapse: collaps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top: 2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2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ledger-table th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#374151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whi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t-align: lef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weight: bol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1px solid #00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ledger-table td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8px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1px solid #d1d5db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rtical-align: top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ledger-table tr:nth-child(even) { background: #f9fafb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invoice-row { cursor: pointer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invoice-row:hover { background: #f0f9ff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paid { color: #059669; font-weight: 600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pending { color: #dc2626; font-weight: 600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partial { color: #d97706; font-weight: 600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ummary-box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#f0f9ff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2px solid #3b82f6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8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1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bottom: 2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play: gri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id-template-columns: repeat(4, 1fr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p: 1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ummary-item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t-align: ce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ummary-valu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2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weight: bol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#1e40af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5px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ummary-label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2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#6b728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export-bt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#059669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whi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non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8px 1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rsor: poi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2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left: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modal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play: non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ition: fixe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p: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ft: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dth: 100%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ight: 100%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rgba(0,0,0,0.5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z-index: 100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modal-content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whi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dth: 90%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-width: 80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50px auto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2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8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-height: 80vh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verflow-y: auto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lose-bt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loat: righ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2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rsor: poi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payment-item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bottom: 1px solid #e5e7eb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payment-item:last-child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bottom: non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container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2&gt;📊 Client Ledger&lt;/h2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clientId"&gt;Select Client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elect id="clientId" onchange="loadClientLedger()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"&gt;-- Select Client --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${getClientsAsHTMLOptions()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elec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id="summarySection" style="display:none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box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item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label"&gt;Total Invoices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value" id="totalInvoices"&gt;0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item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label"&gt;Total Amount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value" id="totalAmount"&gt;PKR 0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item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label"&gt;Total Received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value" id="totalReceived"&gt;PKR 0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item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label"&gt;Balance Due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value" id="balanceDue"&gt;PKR 0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btn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utton class="btn btn-primary" onclick="exportToPDF()"&gt;📄 Export Ledger as PDF&lt;/butt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utton class="btn btn-secondary" onclick="printLedger()"&gt;🖨️ Print Ledger&lt;/butt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id="ledgerTable"&gt;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!-- Payment Details Modal --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id="paymentModal" class="modal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modal-content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 class="close-btn" onclick="closeModal()"&gt;&amp;times;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3&gt;Payment Details&lt;/h3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id="paymentDetails"&gt;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scrip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currentClientId = '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loadClientLedger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Id = document.getElementById('clientId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summarySection').style.display = 'none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urrentClientId = clientId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cument.getElementById('summarySection').style.display = 'block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ledgerTable').innerHTML = '&lt;div style="padding:20px;text-align:center;"&gt;Loading ledger...&lt;/div&gt;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oogle.script.run.withSuccessHandler(displayLedger).getClientLedger(client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displayLedger(data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Update summa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totalInvoices').textContent = data.totalInvoices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totalAmount').textContent = data.formattedTota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totalReceived').textContent = data.formattedReceive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balanceDue').textContent = data.formattedBalance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reate ledger t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html = '&lt;table class="ledger-table"&gt;&lt;thead&gt;&lt;tr&gt;&lt;th width="10%"&gt;Invoice No&lt;/th&gt;&lt;th width="15%"&gt;Date&lt;/th&gt;&lt;th width="20%"&gt;Month Billed&lt;/th&gt;&lt;th width="10%"&gt;Vehicles&lt;/th&gt;&lt;th width="12%"&gt;Total Amount&lt;/th&gt;&lt;th width="12%"&gt;Paid Amount&lt;/th&gt;&lt;th width="12%"&gt;Balance&lt;/th&gt;&lt;th width="9%"&gt;Status&lt;/th&gt;&lt;/tr&gt;&lt;/thead&gt;&lt;tbody&gt;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ata.invoices.forEach(invoice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tatusClass = invoice.status === 'Paid' ? 'paid'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.status === 'Partial' ? 'partial' : 'pending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'&lt;tr class="invoice-row" onclick="showInvoiceDetails(\'' + invoice.invoiceNo + '\')" title="Click to view details"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invoiceNo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date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month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vehicleCount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formattedTotal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formattedPaid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formattedBalance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 class="' + statusClass + '"&gt;' + invoice.status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/tr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'&lt;/tbody&gt;&lt;/table&gt;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cument.getElementById('ledgerTable').innerHTML = htm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howInvoiceDetails(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ogle.script.run.withSuccessHandler(displayInvoiceDetails).getInvoiceDetails(invoiceNo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displayInvoiceDetails(invoiceData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modal = document.getElementById('paymentModal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detailsDiv = document.getElementById('paymentDetails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html = '&lt;div style="margin-bottom: 20px;"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h4&gt;' + invoiceData.invoiceNo + ' - ' + invoiceData.month + '&lt;/h4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p&gt;&lt;strong&gt;Date:&lt;/strong&gt; ' + invoiceData.date + '&lt;/p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p&gt;&lt;strong&gt;Due Date:&lt;/strong&gt; ' + invoiceData.dueDate + '&lt;/p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p&gt;&lt;strong&gt;Total Amount:&lt;/strong&gt; ' + invoiceData.formattedTotal + '&lt;/p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p&gt;&lt;strong&gt;Paid Amount:&lt;/strong&gt; ' + invoiceData.formattedPaid + '&lt;/p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p&gt;&lt;strong&gt;Balance:&lt;/strong&gt; ' + invoiceData.formattedBalance + '&lt;/p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p&gt;&lt;strong&gt;Status:&lt;/strong&gt; ' + invoiceData.status + '&lt;/p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/div&gt;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invoiceData.payments &amp;&amp; invoiceData.payments.length &gt;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div style="margin-top: 20px;"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h5&gt;Payment History:&lt;/h5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div style="max-height: 300px; overflow-y: auto;"&gt;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voiceData.payments.forEach(payment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div class="payment-item"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div&gt;&lt;strong&gt;' + payment.paymentId + '&lt;/strong&gt; - ' + payment.date + '&lt;/div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div&gt;Amount: ' + payment.formattedAmount + ' (' + payment.mode + ')&lt;/div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payment.remarks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div&gt;Remarks: ' + payment.remarks + '&lt;/div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/div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'&lt;/div&gt;&lt;/div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p&gt;No payments recorded for this invoice.&lt;/p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etailsDiv.innerHTML = htm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dal.style.display = 'block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closeModal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paymentModal').style.display = 'none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exportToPDF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current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ert('Please select a client first.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oogle.script.run.withSuccessHandler(function(url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url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ndow.open(url, '_blank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ert('PDF generation failed.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.generateLedgerPDF(currentClient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printLedger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ndow.print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lose modal when clicking outsi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ndow.onclick = function(even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modal = document.getElementById('paymentModal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event.target == modal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oseModal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crip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Width(1100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Height(800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SandboxMode(HtmlService.SandboxMode.IFRAME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readsheetApp.getUi().showModalDialog(html, 'Client Ledger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tClientLedger(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invoicesSheet = ss.getSheetByName(CONFIG.SHEET_NAMES.INVOICE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sSheet = ss.getSheetByName(CONFIG.SHEET_NAMES.PAYMENT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invoicesSheet || invoicesSheet.getLastRow() &lt;= 1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Invoices: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Amount: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Received: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: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s: [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invoicesData = invoicesSheet.getDataRange(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sData = paymentsSheet ? paymentsSheet.getDataRange().getValues() : [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invoices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totalInvoices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totalAmount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totalReceived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totalBalance = 0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or (let i = 1; i &lt; invoicesData.length; i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 = invoicesData[i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nvoice[2] === 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Invoices++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Amount = invoice[10]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idAmount = invoice[11]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balance = invoice[12] || 0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otalAmount += invoiceAmoun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Received += paidAmoun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Balance += balance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Find payments for this invo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Payments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payments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(let j = 1; j &lt; paymentsData.length; j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 = paymentsData[j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payment[4] &amp;&amp; payment[4].includes(invoice[0])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Payments.push(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Id: payment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e: Utilities.formatDate(payment[1], 'GMT+5', 'dd-MM-yyyy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ount: payment[9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Amount: formatPKR(payment[9]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de: payment[5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arks: payment[10] || '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voices.push(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No: invoice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e: Utilities.formatDate(invoice[1], 'GMT+5', 'dd-MM-yyyy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th: invoice[3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eDate: Utilities.formatDate(invoice[4], 'GMT+5', 'dd-MM-yyyy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Count: invoice[6] ||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Amount: invoiceAm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Total: formatPKR(invoiceAmount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idAmount: paidAm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Paid: formatPKR(paidAmount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: balanc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Balance: formatPKR(balance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tus: invoice[5] || 'Pending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s: invoicePaymen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Sort by date descend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s.sort((a, b) =&gt; new Date(b.date) - new Date(a.date)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Invoices: totalInvoice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Amount: totalAm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Total: formatPKR(totalAmount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Received: totalReceive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Received: formatPKR(totalReceived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: totalBalanc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Balance: formatPKR(totalBalance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s: invoic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tInvoiceDetails(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invoicesSheet = ss.getSheetByName(CONFIG.SHEET_NAMES.INVOICE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sSheet = ss.getSheetByName(CONFIG.SHEET_NAMES.PAYMENT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invoicesSheet) return null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invoicesData = invoicesSheet.getDataRange(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sData = paymentsSheet ? paymentsSheet.getDataRange().getValues() : [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or (let i = 1; i &lt; invoicesData.length; i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 = invoicesData[i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nvoice[0] === 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Find payments for this invo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Payments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payments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(let j = 1; j &lt; paymentsData.length; j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 = paymentsData[j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payment[4] &amp;&amp; payment[4].includes(invoiceNo)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Payments.push(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Id: payment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e: Utilities.formatDate(payment[1], 'GMT+5', 'dd-MM-yyyy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ount: payment[9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Amount: formatPKR(payment[9]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de: payment[5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arks: payment[10] || '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No: invoice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e: Utilities.formatDate(invoice[1], 'GMT+5', 'dd-MM-yyyy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th: invoice[3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eDate: Utilities.formatDate(invoice[4], 'GMT+5', 'dd-MM-yyyy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Amount: invoice[10] ||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Total: formatPKR(invoice[10] || 0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idAmount: invoice[11] ||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Paid: formatPKR(invoice[11] || 0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: invoice[12] ||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Balance: formatPKR(invoice[12] || 0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tus: invoice[5] || 'Pending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s: invoicePaymen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nul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nerateLedgerPDF(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y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ledgerData = getClientLedger(client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 = getClientById(clientId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client) throw new Error('Client not found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reate HTML for PD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html = '&lt;!DOCTYPE html&gt;&lt;html&gt;&lt;head&gt;&lt;meta charset="UTF-8"&gt;&lt;title&gt;Ledger - ' + client.name + '&lt;/title&gt;&lt;style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body { font-family: Arial, sans-serif; margin: 20px; }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.header { text-align: center; margin-bottom: 30px; }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.client-info { margin: 20px 0; }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.summary { display: grid; grid-template-columns: repeat(4, 1fr); gap: 10px; margin: 20px 0; }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.summary-box { border: 1px solid #ccc; padding: 10px; text-align: center; }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.summary-value { font-size: 18px; font-weight: bold; }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.ledger-table { width: 100%; border-collapse: collapse; margin-top: 20px; font-size: 11px; }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.ledger-table th { background: #374151; color: white; padding: 8px; border: 1px solid #000; }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.ledger-table td { padding: 6px 8px; border: 1px solid #ccc; }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.paid { color: #059669; }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.pending { color: #dc2626; }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.partial { color: #d97706; }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.footer { margin-top: 40px; text-align: right; font-size: 10px; }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/style&gt;&lt;/head&gt;&lt;body&gt;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'&lt;div class="header"&gt;&lt;h2&gt;CLIENT LEDGER STATEMENT&lt;/h2&gt;&lt;h3&gt;' + CONFIG.COMPANY_NAME + '&lt;/h3&gt;&lt;/div&gt;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'&lt;div class="client-info"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p&gt;&lt;strong&gt;Client:&lt;/strong&gt; ' + client.name + '&lt;/p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p&gt;&lt;strong&gt;Client ID:&lt;/strong&gt; ' + clientId + '&lt;/p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p&gt;&lt;strong&gt;Generated:&lt;/strong&gt; ' + Utilities.formatDate(new Date(), 'GMT+5', 'dd-MM-yyyy HH:mm') + '&lt;/p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/div&gt;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'&lt;div class="summary"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div class="summary-box"&gt;&lt;div&gt;Total Invoices&lt;/div&gt;&lt;div class="summary-value"&gt;' + ledgerData.totalInvoices + '&lt;/div&gt;&lt;/div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div class="summary-box"&gt;&lt;div&gt;Total Amount&lt;/div&gt;&lt;div class="summary-value"&gt;' + ledgerData.formattedTotal + '&lt;/div&gt;&lt;/div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div class="summary-box"&gt;&lt;div&gt;Total Received&lt;/div&gt;&lt;div class="summary-value"&gt;' + ledgerData.formattedReceived + '&lt;/div&gt;&lt;/div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div class="summary-box"&gt;&lt;div&gt;Balance Due&lt;/div&gt;&lt;div class="summary-value"&gt;' + ledgerData.formattedBalance + '&lt;/div&gt;&lt;/div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/div&gt;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'&lt;table class="ledger-table"&gt;&lt;thead&gt;&lt;tr&gt;&lt;th&gt;Invoice No&lt;/th&gt;&lt;th&gt;Date&lt;/th&gt;&lt;th&gt;Month&lt;/th&gt;&lt;th&gt;Vehicles&lt;/th&gt;&lt;th&gt;Total Amount&lt;/th&gt;&lt;th&gt;Paid Amount&lt;/th&gt;&lt;th&gt;Balance&lt;/th&gt;&lt;th&gt;Status&lt;/th&gt;&lt;/tr&gt;&lt;/thead&gt;&lt;tbody&gt;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dgerData.invoices.forEach(invoice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tatusClass = invoice.status === 'Paid' ? 'paid'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.status === 'Partial' ? 'partial' : 'pending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'&lt;tr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invoiceNo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date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month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vehicleCount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formattedTotal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formattedPaid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&gt;' + invoice.formattedBalance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td class="' + statusClass + '"&gt;' + invoice.status + '&lt;/td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/tr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'&lt;/tbody&gt;&lt;/table&gt;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'&lt;div class="footer"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p&gt;Computer generated ledger statement. Valid without signature.&lt;/p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p&gt;Generated by: ' + Session.getActiveUser().getEmail() + '&lt;/p&gt;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'&lt;/div&gt;&lt;/body&gt;&lt;/html&gt;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reate PD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blob = Utilities.newBlob(html, 'text/html', 'Ledger_' + clientId + '.html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df = blob.getAs('application/pdf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pdf) throw new Error('Failed to create PDF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Save to Driv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folder = DriveApp.getRootFolder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fileName = 'Ledger_' + clientId + '_' + Utilities.formatDate(new Date(), 'GMT+5', 'yyyyMMdd_HHmmss') + '.pdf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file = folder.createFile(pdf).setName(fileName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e.setSharing(DriveApp.Access.ANYONE_WITH_LINK, DriveApp.Permission.VIEW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file.getUrl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} catch (error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ole.error('Error generating ledger PDF:', error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'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emailSelectedInvoice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Info', 'Email functionality requires email configuration. This feature will be available in the next update.'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customizeInvoiceTemplate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Info', 'Template customization will be available in the next update.'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howClientStatement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Info', 'Client statement feature is now integrated into the Client Ledger. Please use "View Client Ledger" instead.'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nerateCollectionReport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readsheetApp.getUi().alert('Info', 'Collection report will be available in the next update.', SpreadsheetApp.getUi().ButtonSet.OK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showClientLedger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html = HtmlService.createHtmlOutput(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!DOCTYPE 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ase target="_to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dy { font-family: Arial, sans-serif; padding: 20px; background: #f8fafc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ontainer { max-width: 1000px; margin: 0 auto; background: white; padding: 25px; border-radius: 10px; box-shadow: 0 2px 10px rgba(0,0,0,0.1)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2 { color: #1e40af; text-align: center; margin-bottom: 25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form-group { margin-bottom: 2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 { display: block; margin-bottom: 8px; font-weight: 600; color: #374151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ect { width: 100%; padding: 10px; border: 1px solid #d1d5db; border-radius: 6px; font-size: 14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group { display: flex; gap: 10px; margin-bottom: 20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 { padding: 10px 20px; border: none; border-radius: 6px; font-weight: 600; cursor: pointer; font-size: 14px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primary { background: #2563eb; color: white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btn-secondary { background: #6b7280; color: white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ledger-tabl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dth: 100%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collapse: collaps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top: 2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2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ledger-table th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#374151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whi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t-align: lef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weight: bol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1px solid #00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ledger-table td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8px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1px solid #d1d5db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rtical-align: top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ledger-table tr:nth-child(even) { background: #f9fafb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invoice-row { cursor: pointer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invoice-row:hover { background: #f0f9ff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paid { color: #059669; font-weight: 600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pending { color: #dc2626; font-weight: 600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partial { color: #d97706; font-weight: 600; 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ummary-box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#f0f9ff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2px solid #3b82f6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8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1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bottom: 2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play: gri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id-template-columns: repeat(4, 1fr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p: 1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ummary-item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t-align: ce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ummary-valu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2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weight: bol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#1e40af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5px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ummary-label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2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#6b728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export-bt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#059669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or: whi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: non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8px 15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rsor: poi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12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-left: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modal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play: non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sition: fixe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p: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ft: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dth: 100%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ight: 100%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rgba(0,0,0,0.5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z-index: 100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modal-content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ground: whit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dth: 90%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-width: 80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gin: 50px auto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2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radius: 8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-height: 80vh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verflow-y: auto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close-bt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loat: righ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nt-size: 24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rsor: pointer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payment-item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dding: 10px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bottom: 1px solid #e5e7eb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payment-item:last-child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rder-bottom: non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tyle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container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2&gt;📊 Client Ledger&lt;/h2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form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label for="clientId"&gt;Select Client:&lt;/labe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elect id="clientId" onchange="loadClientLedger()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option value=""&gt;-- Select Client --&lt;/opti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${getClientsAsHTMLOptions()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elec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id="summarySection" style="display:none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box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item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label"&gt;Total Invoices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value" id="totalInvoices"&gt;0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item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label"&gt;Total Amount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value" id="totalAmount"&gt;PKR 0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item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label"&gt;Total Received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value" id="totalReceived"&gt;PKR 0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item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label"&gt;Balance Due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summary-value" id="balanceDue"&gt;PKR 0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class="btn-group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utton class="btn btn-primary" onclick="exportToPDF()"&gt;📄 Export Ledger as PDF&lt;/butt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button class="btn btn-secondary" onclick="printLedger()"&gt;🖨️ Print Ledger&lt;/butto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div id="ledgerTable"&gt;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!-- Payment Details Modal --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id="paymentModal" class="modal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modal-content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span class="close-btn" onclick="closeModal()"&gt;&amp;times;&lt;/span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3&gt;Payment Details&lt;/h3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id="paymentDetails"&gt;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&lt;scrip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currentClientId = '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loadClientLedger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clientId = document.getElementById('clientId').value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summarySection').style.display = 'none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urrentClientId = clientId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cument.getElementById('summarySection').style.display = 'block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ledgerTable').innerHTML = '&lt;div style="padding:20px;text-align:center;"&gt;Loading ledger...&lt;/div&gt;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oogle.script.run.withSuccessHandler(displayLedger).getClientLedger(client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displayLedger(data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Update summa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totalInvoices').textContent = data.totalInvoices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totalAmount').textContent = data.formattedTota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totalReceived').textContent = data.formattedReceived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balanceDue').textContent = data.formattedBalance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reate ledger t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html =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able class="ledger-table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 width="10%"&gt;Invoice No&lt;/th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 width="15%"&gt;Date&lt;/th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 width="20%"&gt;Month Billed&lt;/th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 width="10%"&gt;Vehicles&lt;/th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 width="12%"&gt;Total Amount&lt;/th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 width="12%"&gt;Paid Amount&lt;/th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 width="12%"&gt;Balance&lt;/th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h width="9%"&gt;Status&lt;/th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hea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ata.invoices.forEach(invoice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tatusClass = invoice.status === 'Paid' ? 'paid'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.status === 'Partial' ? 'partial' : 'pending'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r class="invoice-row" onclick="showInvoiceDetails('\${invoice.invoiceNo}')" title="Click to view details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&gt;\${invoice.invoiceNo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&gt;\${invoice.date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&gt;\${invoice.month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&gt;\${invoice.vehicleCount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&gt;\${invoice.formattedTotal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&gt;\${invoice.formattedPaid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&gt;\${invoice.formattedBalance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td class="\${statusClass}"&gt;\${invoice.status}&lt;/td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\`&lt;/tbody&gt;&lt;/table&gt;\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ocument.getElementById('ledgerTable').innerHTML = htm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showInvoiceDetails(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ogle.script.run.withSuccessHandler(displayInvoiceDetails).getInvoiceDetails(invoiceNo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displayInvoiceDetails(invoiceData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modal = document.getElementById('paymentModal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detailsDiv = document.getElementById('paymentDetails'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et html =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margin-bottom: 20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4&gt;\${invoiceData.invoiceNo} - \${invoiceData.month}&lt;/h4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Date:&lt;/strong&gt; \${invoiceData.date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Due Date:&lt;/strong&gt; \${invoiceData.dueDate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Total Amount:&lt;/strong&gt; \${invoiceData.formattedTotal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Paid Amount:&lt;/strong&gt; \${invoiceData.formattedPaid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Balance:&lt;/strong&gt; \${invoiceData.formattedBalance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p&gt;&lt;strong&gt;Status:&lt;/strong&gt; \${invoiceData.status}&lt;/p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invoiceData.payments &amp;&amp; invoiceData.payments.length &gt; 0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margin-top: 20px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h5&gt;Payment History:&lt;/h5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style="max-height: 300px; overflow-y: auto;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voiceData.payments.forEach(payment =&gt;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\`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 class="payment-item"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&lt;strong&gt;\${payment.paymentId}&lt;/strong&gt; - \${payment.date}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div&gt;Amount: \${payment.formattedAmount} (\${payment.mode})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${payment.remarks ? \`&lt;div&gt;Remarks: \${payment.remarks}&lt;/div&gt;\` : ''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div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tml += \`&lt;/div&gt;&lt;/div&gt;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+= \`&lt;p&gt;No payments recorded for this invoice.&lt;/p&gt;\`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etailsDiv.innerHTML = htm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dal.style.display = 'block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closeModal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.getElementById('paymentModal').style.display = 'none'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exportToPDF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!current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ert('Please select a client first.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oogle.script.run.withSuccessHandler(function(url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url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ndow.open(url, '_blank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 else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ert('PDF generation failed.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.generateLedgerPDF(currentClientId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printLedger(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ndow.print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Close modal when clicking outsi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indow.onclick = function(even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modal = document.getElementById('paymentModal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event.target == modal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oseModal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script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body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lt;/html&g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`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Width(1100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Height(800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setSandboxMode(HtmlService.SandboxMode.IFRAME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preadsheetApp.getUi().showModalDialog(html, 'Client Ledger'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tClientLedger(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invoicesSheet = ss.getSheetByName(CONFIG.SHEET_NAMES.INVOICE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sSheet = ss.getSheetByName(CONFIG.SHEET_NAMES.PAYMENT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invoicesSheet || invoicesSheet.getLastRow() &lt;= 1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Invoices: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Amount: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Received: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: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s: []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invoicesData = invoicesSheet.getDataRange(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sData = paymentsSheet ? paymentsSheet.getDataRange().getValues() : [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invoices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totalInvoices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totalAmount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totalReceived =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 totalBalance = 0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or (let i = 1; i &lt; invoicesData.length; i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 = invoicesData[i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nvoice[2] === clientId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Invoices++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Amount = invoice[10]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idAmount = invoice[11] || 0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balance = invoice[12] || 0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otalAmount += invoiceAmoun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Received += paidAmount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Balance += balance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Find payments for this invo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Payments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payments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(let j = 1; j &lt; paymentsData.length; j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 = paymentsData[j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payment[4] &amp;&amp; payment[4].includes(invoice[0])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Payments.push(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Id: payment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e: Utilities.formatDate(payment[1], 'GMT+5', 'dd-MM-yyyy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ount: payment[9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Amount: formatPKR(payment[9]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de: payment[5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arks: payment[10] || '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voices.push(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No: invoice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e: Utilities.formatDate(invoice[1], 'GMT+5', 'dd-MM-yyyy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th: invoice[3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eDate: Utilities.formatDate(invoice[4], 'GMT+5', 'dd-MM-yyyy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hicleCount: invoice[6] ||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Amount: invoiceAm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Total: formatPKR(invoiceAmount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idAmount: paidAm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Paid: formatPKR(paidAmount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: balanc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Balance: formatPKR(balance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tus: invoice[5] || 'Pending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s: invoicePaymen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// Sort by date descend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s.sort((a, b) =&gt; new Date(b.date) - new Date(a.date)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Invoices: totalInvoice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Amount: totalAmount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Total: formatPKR(totalAmount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Received: totalReceived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Received: formatPKR(totalReceived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: totalBalanc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Balance: formatPKR(totalBalance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s: invoic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unction getInvoiceDetails(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ss = SpreadsheetApp.getActive(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invoicesSheet = ss.getSheetByName(CONFIG.SHEET_NAMES.INVOICES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sSheet = ss.getSheetByName(CONFIG.SHEET_NAMES.PAYMENTS)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f (!invoicesSheet) return null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st invoicesData = invoicesSheet.getDataRange().getValues(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sData = paymentsSheet ? paymentsSheet.getDataRange().getValues() : []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or (let i = 1; i &lt; invoicesData.length; i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 = invoicesData[i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invoice[0] === invoiceNo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Find payments for this invo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invoicePayments = [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paymentsSheet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(let j = 1; j &lt; paymentsData.length; j++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st payment = paymentsData[j]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(payment[4] &amp;&amp; payment[4].includes(invoiceNo))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Payments.push(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Id: payment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e: Utilities.formatDate(payment[1], 'GMT+5', 'dd-MM-yyyy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ount: payment[9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Amount: formatPKR(payment[9]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de: payment[5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arks: payment[10] || ''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)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{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oiceNo: invoice[0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e: Utilities.formatDate(invoice[1], 'GMT+5', 'dd-MM-yyyy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th: invoice[3]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eDate: Utilities.formatDate(invoice[4], 'GMT+5', 'dd-MM-yyyy'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talAmount: invoice[10] ||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Total: formatPKR(invoice[10] || 0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idAmount: invoice[11] ||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Paid: formatPKR(invoice[11] || 0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lance: invoice[12] || 0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tedBalance: formatPKR(invoice[12] || 0)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tus: invoice[5] || 'Pending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yments: invoicePaymen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urn null;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END OF SCRIP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// ============================================ //</text:p>
          </table:table-cell>
          <table:table-cell table:number-columns-repeated="1023"/>
        </table:table-row>
        <table:table-row table:style-name="ro2" table:number-rows-repeated="10447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50" meta:object-count="0"/>
    <meta:generator>LibreOfficeDev/6.0.5.2$Linux_X86_64 LibreOffice_project/</meta:generator>
  </office:meta>
</office:document-meta>
</file>